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01pt"/>
    </style:style>
    <style:style style:name="co2" style:family="table-column">
      <style:table-column-properties fo:break-before="auto" style:column-width="88.41pt"/>
    </style:style>
    <style:style style:name="co3" style:family="table-column">
      <style:table-column-properties fo:break-before="auto" style:column-width="75.26pt"/>
    </style:style>
    <style:style style:name="co4" style:family="table-column">
      <style:table-column-properties fo:break-before="auto" style:column-width="159.31pt"/>
    </style:style>
    <style:style style:name="co5" style:family="table-column">
      <style:table-column-properties fo:break-before="auto" style:column-width="177.7pt"/>
    </style:style>
    <style:style style:name="co6" style:family="table-column">
      <style:table-column-properties fo:break-before="auto" style:column-width="121.66pt"/>
    </style:style>
    <style:style style:name="co7" style:family="table-column">
      <style:table-column-properties fo:break-before="auto" style:column-width="128.64pt"/>
    </style:style>
    <style:style style:name="co8" style:family="table-column">
      <style:table-column-properties fo:break-before="auto" style:column-width="100.6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ta1" style:family="table" style:master-page-name="PageStyle_5f_All_20_Speedup">
      <style:table-properties table:display="true" style:writing-mode="lr-tb"/>
    </style:style>
    <style:style style:name="ta2" style:family="table" style:master-page-name="PageStyle_5f_HST">
      <style:table-properties table:display="true" style:writing-mode="lr-tb"/>
    </style:style>
    <style:style style:name="ta3" style:family="table" style:master-page-name="PageStyle_5f_qemu4.2">
      <style:table-properties table:display="true" style:writing-mode="lr-tb"/>
    </style:style>
    <style:style style:name="ta4" style:family="table" style:master-page-name="PageStyle_5f_PST">
      <style:table-properties table:display="true" style:writing-mode="lr-tb"/>
    </style:style>
    <style:style style:name="ta5" style:family="table" style:master-page-name="PageStyle_5f_pico-ST">
      <style:table-properties table:display="true" style:writing-mode="lr-tb"/>
    </style:style>
    <style:style style:name="ta6" style:family="table" style:master-page-name="PageStyle_5f_HTM">
      <style:table-properties table:display="true" style:writing-mode="lr-tb"/>
    </style:style>
    <style:style style:name="ta7" style:family="table" style:master-page-name="PageStyle_5f_abor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 Speedup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blackschol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EMU4.2</text:p>
          </table:table-cell>
          <table:table-cell office:value-type="string" calcext:value-type="string">
            <text:p>HST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ICO-ST</text:p>
          </table:table-cell>
          <table:table-cell office:value-type="string" calcext:value-type="string">
            <text:p>HTM</text:p>
          </table:table-cell>
          <table:table-cell table:number-columns-repeated="1017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92044292517603" calcext:value-type="float">
            <text:p>1.92044292517603</text:p>
          </table:table-cell>
          <table:table-cell office:value-type="float" office:value="1.91024061755769" calcext:value-type="float">
            <text:p>1.91024061755769</text:p>
          </table:table-cell>
          <table:table-cell office:value-type="float" office:value="1.8457729594496" calcext:value-type="float">
            <text:p>1.8457729594496</text:p>
          </table:table-cell>
          <table:table-cell office:value-type="float" office:value="12.1436666666666" calcext:value-type="float">
            <text:p>12.1436666666666</text:p>
          </table:table-cell>
          <table:table-cell office:value-type="float" office:value="1.90748299319728" calcext:value-type="float">
            <text:p>1.90748299319728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41992715920915" calcext:value-type="float">
            <text:p>3.41992715920915</text:p>
          </table:table-cell>
          <table:table-cell office:value-type="float" office:value="3.44743602410829" calcext:value-type="float">
            <text:p>3.44743602410829</text:p>
          </table:table-cell>
          <table:table-cell office:value-type="float" office:value="3.15202492211838" calcext:value-type="float">
            <text:p>3.15202492211838</text:p>
          </table:table-cell>
          <table:table-cell office:value-type="float" office:value="6.97066666666666" calcext:value-type="float">
            <text:p>6.97066666666666</text:p>
          </table:table-cell>
          <table:table-cell office:value-type="float" office:value="3.36948798328108" calcext:value-type="float">
            <text:p>3.36948798328108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.82876651591735" calcext:value-type="float">
            <text:p>5.82876651591735</text:p>
          </table:table-cell>
          <table:table-cell office:value-type="float" office:value="5.82836381859185" calcext:value-type="float">
            <text:p>5.82836381859185</text:p>
          </table:table-cell>
          <table:table-cell office:value-type="float" office:value="5.02739920499715" calcext:value-type="float">
            <text:p>5.02739920499715</text:p>
          </table:table-cell>
          <table:table-cell office:value-type="float" office:value="4.20266666666666" calcext:value-type="float">
            <text:p>4.20266666666666</text:p>
          </table:table-cell>
          <table:table-cell office:value-type="float" office:value="5.76748345555357" calcext:value-type="float">
            <text:p>5.7674834555535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odytrack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EMU4.2</text:p>
          </table:table-cell>
          <table:table-cell office:value-type="string" calcext:value-type="string">
            <text:p>HST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ICO-ST</text:p>
          </table:table-cell>
          <table:table-cell office:value-type="string" calcext:value-type="string">
            <text:p>HTM</text:p>
          </table:table-cell>
          <table:table-cell table:number-columns-repeated="1017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87429308735518" calcext:value-type="float">
            <text:p>1.87429308735518</text:p>
          </table:table-cell>
          <table:table-cell office:value-type="float" office:value="1.8853524108479" calcext:value-type="float">
            <text:p>1.8853524108479</text:p>
          </table:table-cell>
          <table:table-cell office:value-type="float" office:value="1.7606353381557" calcext:value-type="float">
            <text:p>1.7606353381557</text:p>
          </table:table-cell>
          <table:table-cell office:value-type="float" office:value="1.83411150782752" calcext:value-type="float">
            <text:p>1.83411150782752</text:p>
          </table:table-cell>
          <table:table-cell office:value-type="float" office:value="1.87777142139559" calcext:value-type="float">
            <text:p>1.8777714213955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29018577865595" calcext:value-type="float">
            <text:p>3.29018577865595</text:p>
          </table:table-cell>
          <table:table-cell office:value-type="float" office:value="3.3483653492945" calcext:value-type="float">
            <text:p>3.3483653492945</text:p>
          </table:table-cell>
          <table:table-cell office:value-type="float" office:value="2.80523876687488" calcext:value-type="float">
            <text:p>2.80523876687488</text:p>
          </table:table-cell>
          <table:table-cell office:value-type="float" office:value="2.9668069982441" calcext:value-type="float">
            <text:p>2.9668069982441</text:p>
          </table:table-cell>
          <table:table-cell office:value-type="float" office:value="3.29654125024498" calcext:value-type="float">
            <text:p>3.29654125024498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.24108547959928" calcext:value-type="float">
            <text:p>5.24108547959928</text:p>
          </table:table-cell>
          <table:table-cell office:value-type="float" office:value="5.43925725718699" calcext:value-type="float">
            <text:p>5.43925725718699</text:p>
          </table:table-cell>
          <table:table-cell office:value-type="float" office:value="3.47738342033621" calcext:value-type="float">
            <text:p>3.47738342033621</text:p>
          </table:table-cell>
          <table:table-cell office:value-type="float" office:value="3.72894065092534" calcext:value-type="float">
            <text:p>3.7289406509253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cesim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EMU4.2</text:p>
          </table:table-cell>
          <table:table-cell office:value-type="string" calcext:value-type="string">
            <text:p>HST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ICO-ST</text:p>
          </table:table-cell>
          <table:table-cell office:value-type="string" calcext:value-type="string">
            <text:p>HTM</text:p>
          </table:table-cell>
          <table:table-cell table:number-columns-repeated="1017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80007208416448" calcext:value-type="float">
            <text:p>1.80007208416448</text:p>
          </table:table-cell>
          <table:table-cell office:value-type="float" office:value="1.83289362703752" calcext:value-type="float">
            <text:p>1.83289362703752</text:p>
          </table:table-cell>
          <table:table-cell office:value-type="float" office:value="1.39282609690259" calcext:value-type="float">
            <text:p>1.39282609690259</text:p>
          </table:table-cell>
          <table:table-cell office:value-type="float" office:value="1.66769135413698" calcext:value-type="float">
            <text:p>1.66769135413698</text:p>
          </table:table-cell>
          <table:table-cell office:value-type="float" office:value="1.76561280249805" calcext:value-type="float">
            <text:p>1.76561280249805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.87965365383277" calcext:value-type="float">
            <text:p>2.87965365383277</text:p>
          </table:table-cell>
          <table:table-cell office:value-type="float" office:value="3.09169940857769" calcext:value-type="float">
            <text:p>3.09169940857769</text:p>
          </table:table-cell>
          <table:table-cell office:value-type="float" office:value="1.69450361057717" calcext:value-type="float">
            <text:p>1.69450361057717</text:p>
          </table:table-cell>
          <table:table-cell office:value-type="float" office:value="2.3960300760519" calcext:value-type="float">
            <text:p>2.3960300760519</text:p>
          </table:table-cell>
          <table:table-cell office:value-type="float" office:value="2.89735788630905" calcext:value-type="float">
            <text:p>2.89735788630905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.25164386778607" calcext:value-type="float">
            <text:p>4.25164386778607</text:p>
          </table:table-cell>
          <table:table-cell office:value-type="float" office:value="4.73955770840201" calcext:value-type="float">
            <text:p>4.73955770840201</text:p>
          </table:table-cell>
          <table:table-cell office:value-type="float" office:value="1.86495327866175" calcext:value-type="float">
            <text:p>1.86495327866175</text:p>
          </table:table-cell>
          <table:table-cell office:value-type="float" office:value="2.98223032643283" calcext:value-type="float">
            <text:p>2.98223032643283</text:p>
          </table:table-cell>
          <table:table-cell office:value-type="float" office:value="4.23158664035665" calcext:value-type="float">
            <text:p>4.2315866403566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uidanim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EMU4.2</text:p>
          </table:table-cell>
          <table:table-cell office:value-type="string" calcext:value-type="string">
            <text:p>HST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ICO-ST</text:p>
          </table:table-cell>
          <table:table-cell office:value-type="string" calcext:value-type="string">
            <text:p>HTM</text:p>
          </table:table-cell>
          <table:table-cell table:number-columns-repeated="1017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82705960234666" calcext:value-type="float">
            <text:p>1.82705960234666</text:p>
          </table:table-cell>
          <table:table-cell office:value-type="float" office:value="1.81486537064353" calcext:value-type="float">
            <text:p>1.81486537064353</text:p>
          </table:table-cell>
          <table:table-cell office:value-type="float" office:value="0.423316180302241" calcext:value-type="float">
            <text:p>0.423316180302241</text:p>
          </table:table-cell>
          <table:table-cell office:value-type="float" office:value="0.89900406789171" calcext:value-type="float">
            <text:p>0.89900406789171</text:p>
          </table:table-cell>
          <table:table-cell office:value-type="float" office:value="1.81633024600051" calcext:value-type="float">
            <text:p>1.8163302460005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09062825809939" calcext:value-type="float">
            <text:p>3.09062825809939</text:p>
          </table:table-cell>
          <table:table-cell office:value-type="float" office:value="3.09293861623892" calcext:value-type="float">
            <text:p>3.09293861623892</text:p>
          </table:table-cell>
          <table:table-cell office:value-type="float" office:value="0.165049714917015" calcext:value-type="float">
            <text:p>0.165049714917015</text:p>
          </table:table-cell>
          <table:table-cell office:value-type="float" office:value="0.305108145421077" calcext:value-type="float">
            <text:p>0.305108145421077</text:p>
          </table:table-cell>
          <table:table-cell office:value-type="float" office:value="2.98028453007729" calcext:value-type="float">
            <text:p>2.9802845300772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.72061338838101" calcext:value-type="float">
            <text:p>4.72061338838101</text:p>
          </table:table-cell>
          <table:table-cell office:value-type="float" office:value="4.82996425851056" calcext:value-type="float">
            <text:p>4.82996425851056</text:p>
          </table:table-cell>
          <table:table-cell office:value-type="float" office:value="0.0489515449693869" calcext:value-type="float">
            <text:p>0.048951544969387</text:p>
          </table:table-cell>
          <table:table-cell office:value-type="float" office:value="0.0561050375478011" calcext:value-type="float">
            <text:p>0.0561050375478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eqmin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EMU4.2</text:p>
          </table:table-cell>
          <table:table-cell office:value-type="string" calcext:value-type="string">
            <text:p>HST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ICO-ST</text:p>
          </table:table-cell>
          <table:table-cell office:value-type="string" calcext:value-type="string">
            <text:p>HTM</text:p>
          </table:table-cell>
          <table:table-cell table:number-columns-repeated="1017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66588816528183" calcext:value-type="float">
            <text:p>1.66588816528183</text:p>
          </table:table-cell>
          <table:table-cell office:value-type="float" office:value="1.83615972393395" calcext:value-type="float">
            <text:p>1.83615972393395</text:p>
          </table:table-cell>
          <table:table-cell office:value-type="float" office:value="1.06660025994503" calcext:value-type="float">
            <text:p>1.06660025994503</text:p>
          </table:table-cell>
          <table:table-cell office:value-type="float" office:value="1.21192123156625" calcext:value-type="float">
            <text:p>1.21192123156625</text:p>
          </table:table-cell>
          <table:table-cell office:value-type="float" office:value="1.67806523735378" calcext:value-type="float">
            <text:p>1.67806523735378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.78481868008108" calcext:value-type="float">
            <text:p>2.78481868008108</text:p>
          </table:table-cell>
          <table:table-cell office:value-type="float" office:value="2.87196391394865" calcext:value-type="float">
            <text:p>2.87196391394865</text:p>
          </table:table-cell>
          <table:table-cell office:value-type="float" office:value="1.08461438460788" calcext:value-type="float">
            <text:p>1.08461438460788</text:p>
          </table:table-cell>
          <table:table-cell office:value-type="float" office:value="1.34145912343121" calcext:value-type="float">
            <text:p>1.34145912343121</text:p>
          </table:table-cell>
          <table:table-cell office:value-type="float" office:value="2.36664883583435" calcext:value-type="float">
            <text:p>2.36664883583435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.11390860692103" calcext:value-type="float">
            <text:p>4.11390860692103</text:p>
          </table:table-cell>
          <table:table-cell office:value-type="float" office:value="4.1963159080667" calcext:value-type="float">
            <text:p>4.1963159080667</text:p>
          </table:table-cell>
          <table:table-cell office:value-type="float" office:value="1.10335485411482" calcext:value-type="float">
            <text:p>1.10335485411482</text:p>
          </table:table-cell>
          <table:table-cell office:value-type="float" office:value="1.41467152281474" calcext:value-type="float">
            <text:p>1.41467152281474</text:p>
          </table:table-cell>
          <table:table-cell office:value-type="float" office:value="3.1168335187245" calcext:value-type="float">
            <text:p>3.116833518724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ap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EMU4.2</text:p>
          </table:table-cell>
          <table:table-cell office:value-type="string" calcext:value-type="string">
            <text:p>HST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ICO-ST</text:p>
          </table:table-cell>
          <table:table-cell office:value-type="string" calcext:value-type="string">
            <text:p>HTM</text:p>
          </table:table-cell>
          <table:table-cell table:number-columns-repeated="1017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99001069588045" calcext:value-type="float">
            <text:p>1.99001069588045</text:p>
          </table:table-cell>
          <table:table-cell office:value-type="float" office:value="1.99019704676774" calcext:value-type="float">
            <text:p>1.99019704676774</text:p>
          </table:table-cell>
          <table:table-cell office:value-type="float" office:value="1.03424008918702" calcext:value-type="float">
            <text:p>1.03424008918702</text:p>
          </table:table-cell>
          <table:table-cell office:value-type="float" office:value="1.49778196059977" calcext:value-type="float">
            <text:p>1.49778196059977</text:p>
          </table:table-cell>
          <table:table-cell office:value-type="float" office:value="1.9936508978694" calcext:value-type="float">
            <text:p>1.9936508978694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73870735954986" calcext:value-type="float">
            <text:p>3.73870735954986</text:p>
          </table:table-cell>
          <table:table-cell office:value-type="float" office:value="3.75906255465516" calcext:value-type="float">
            <text:p>3.75906255465516</text:p>
          </table:table-cell>
          <table:table-cell office:value-type="float" office:value="0.858920168652959" calcext:value-type="float">
            <text:p>0.858920168652959</text:p>
          </table:table-cell>
          <table:table-cell office:value-type="float" office:value="1.27462071439595" calcext:value-type="float">
            <text:p>1.27462071439595</text:p>
          </table:table-cell>
          <table:table-cell office:value-type="float" office:value="3.78305342370178" calcext:value-type="float">
            <text:p>3.78305342370178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.18136521006828" calcext:value-type="float">
            <text:p>7.18136521006828</text:p>
          </table:table-cell>
          <table:table-cell office:value-type="float" office:value="7.24631948034433" calcext:value-type="float">
            <text:p>7.24631948034433</text:p>
          </table:table-cell>
          <table:table-cell office:value-type="float" office:value="0.528139788389564" calcext:value-type="float">
            <text:p>0.528139788389564</text:p>
          </table:table-cell>
          <table:table-cell office:value-type="float" office:value="0.657063908480988" calcext:value-type="float">
            <text:p>0.657063908480988</text:p>
          </table:table-cell>
          <table:table-cell office:value-type="float" office:value="7.28387746779573" calcext:value-type="float">
            <text:p>7.2838774677957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264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EMU4.2</text:p>
          </table:table-cell>
          <table:table-cell office:value-type="string" calcext:value-type="string">
            <text:p>HST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ICO-ST</text:p>
          </table:table-cell>
          <table:table-cell office:value-type="string" calcext:value-type="string">
            <text:p>HTM</text:p>
          </table:table-cell>
          <table:table-cell table:number-columns-repeated="1017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91568152810176" calcext:value-type="float">
            <text:p>1.91568152810176</text:p>
          </table:table-cell>
          <table:table-cell office:value-type="float" office:value="1.93013998442987" calcext:value-type="float">
            <text:p>1.93013998442987</text:p>
          </table:table-cell>
          <table:table-cell office:value-type="float" office:value="1.88434475691678" calcext:value-type="float">
            <text:p>1.88434475691678</text:p>
          </table:table-cell>
          <table:table-cell office:value-type="float" office:value="1.90386479248031" calcext:value-type="float">
            <text:p>1.90386479248031</text:p>
          </table:table-cell>
          <table:table-cell office:value-type="float" office:value="1.91635586978936" calcext:value-type="float">
            <text:p>1.91635586978936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62050551205555" calcext:value-type="float">
            <text:p>3.62050551205555</text:p>
          </table:table-cell>
          <table:table-cell office:value-type="float" office:value="3.59473655413908" calcext:value-type="float">
            <text:p>3.59473655413908</text:p>
          </table:table-cell>
          <table:table-cell office:value-type="float" office:value="3.41838573589933" calcext:value-type="float">
            <text:p>3.41838573589933</text:p>
          </table:table-cell>
          <table:table-cell office:value-type="float" office:value="3.49760311857977" calcext:value-type="float">
            <text:p>3.49760311857977</text:p>
          </table:table-cell>
          <table:table-cell office:value-type="float" office:value="3.60375717419726" calcext:value-type="float">
            <text:p>3.60375717419726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.92155600097954" calcext:value-type="float">
            <text:p>5.92155600097954</text:p>
          </table:table-cell>
          <table:table-cell office:value-type="float" office:value="5.88729188695137" calcext:value-type="float">
            <text:p>5.88729188695137</text:p>
          </table:table-cell>
          <table:table-cell office:value-type="float" office:value="5.24699411107324" calcext:value-type="float">
            <text:p>5.24699411107324</text:p>
          </table:table-cell>
          <table:table-cell office:value-type="float" office:value="5.36885345322518" calcext:value-type="float">
            <text:p>5.36885345322518</text:p>
          </table:table-cell>
          <table:table-cell office:value-type="float" office:value="5.88294822518651" calcext:value-type="float">
            <text:p>5.88294822518651</text:p>
          </table:table-cell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ST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number-columns-repeated="1016" table:default-cell-style-name="Default"/>
        <table:table-row table:style-name="ro2">
          <table:table-cell office:value-type="string" calcext:value-type="string">
            <text:p>Time/s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blackscholes</text:p>
          </table:table-cell>
          <table:table-cell office:value-type="string" calcext:value-type="string">
            <text:p>bodytrack</text:p>
          </table:table-cell>
          <table:table-cell office:value-type="string" calcext:value-type="string">
            <text:p>facesim</text:p>
          </table:table-cell>
          <table:table-cell office:value-type="string" calcext:value-type="string">
            <text:p>fluidanimate</text:p>
          </table:table-cell>
          <table:table-cell office:value-type="string" calcext:value-type="string">
            <text:p>freqmine</text:p>
          </table:table-cell>
          <table:table-cell office:value-type="string" calcext:value-type="string">
            <text:p>swaptions</text:p>
          </table:table-cell>
          <table:table-cell office:value-type="string" calcext:value-type="string">
            <text:p>x264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.261" calcext:value-type="float">
            <text:p>23.261</text:p>
          </table:table-cell>
          <table:table-cell office:value-type="float" office:value="51.653" calcext:value-type="float">
            <text:p>51.653</text:p>
          </table:table-cell>
          <table:table-cell office:value-type="float" office:value="124.590333333333" calcext:value-type="float">
            <text:p>124.590333333333</text:p>
          </table:table-cell>
          <table:table-cell office:value-type="float" office:value="27.4776666666666" calcext:value-type="float">
            <text:p>27.4776666666666</text:p>
          </table:table-cell>
          <table:table-cell office:value-type="float" office:value="24.831" calcext:value-type="float">
            <text:p>24.831</text:p>
          </table:table-cell>
          <table:table-cell office:value-type="float" office:value="107.465333333333" calcext:value-type="float">
            <text:p>107.465333333333</text:p>
          </table:table-cell>
          <table:table-cell office:value-type="float" office:value="219.003333333333" calcext:value-type="float">
            <text:p>219.003333333333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.177" calcext:value-type="float">
            <text:p>12.177</text:p>
          </table:table-cell>
          <table:table-cell office:value-type="float" office:value="27.397" calcext:value-type="float">
            <text:p>27.397</text:p>
          </table:table-cell>
          <table:table-cell office:value-type="float" office:value="67.9746666666666" calcext:value-type="float">
            <text:p>67.9746666666666</text:p>
          </table:table-cell>
          <table:table-cell office:value-type="float" office:value="15.1403333333333" calcext:value-type="float">
            <text:p>15.1403333333333</text:p>
          </table:table-cell>
          <table:table-cell office:value-type="float" office:value="13.5233333333333" calcext:value-type="float">
            <text:p>13.5233333333333</text:p>
          </table:table-cell>
          <table:table-cell office:value-type="float" office:value="53.9973333333333" calcext:value-type="float">
            <text:p>53.9973333333333</text:p>
          </table:table-cell>
          <table:table-cell office:value-type="float" office:value="113.464999999999" calcext:value-type="float">
            <text:p>113.464999999999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.74733333333333" calcext:value-type="float">
            <text:p>6.74733333333333</text:p>
          </table:table-cell>
          <table:table-cell office:value-type="float" office:value="15.4263333333333" calcext:value-type="float">
            <text:p>15.4263333333333</text:p>
          </table:table-cell>
          <table:table-cell office:value-type="float" office:value="40.2983333333333" calcext:value-type="float">
            <text:p>40.2983333333333</text:p>
          </table:table-cell>
          <table:table-cell office:value-type="float" office:value="8.884" calcext:value-type="float">
            <text:p>8.884</text:p>
          </table:table-cell>
          <table:table-cell office:value-type="float" office:value="8.64599999999999" calcext:value-type="float">
            <text:p>8.64599999999999</text:p>
          </table:table-cell>
          <table:table-cell office:value-type="float" office:value="28.5883333333333" calcext:value-type="float">
            <text:p>28.5883333333333</text:p>
          </table:table-cell>
          <table:table-cell office:value-type="float" office:value="60.9233333333333" calcext:value-type="float">
            <text:p>60.9233333333333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.99099999999999" calcext:value-type="float">
            <text:p>3.99099999999999</text:p>
          </table:table-cell>
          <table:table-cell office:value-type="float" office:value="9.49633333333333" calcext:value-type="float">
            <text:p>9.49633333333333</text:p>
          </table:table-cell>
          <table:table-cell office:value-type="float" office:value="26.2873333333333" calcext:value-type="float">
            <text:p>26.2873333333333</text:p>
          </table:table-cell>
          <table:table-cell office:value-type="float" office:value="5.689" calcext:value-type="float">
            <text:p>5.689</text:p>
          </table:table-cell>
          <table:table-cell office:value-type="float" office:value="5.91733333333333" calcext:value-type="float">
            <text:p>5.91733333333333</text:p>
          </table:table-cell>
          <table:table-cell office:value-type="float" office:value="14.8303333333333" calcext:value-type="float">
            <text:p>14.8303333333333</text:p>
          </table:table-cell>
          <table:table-cell office:value-type="float" office:value="37.1993333333333" calcext:value-type="float">
            <text:p>37.1993333333333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peedUp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blackscholes</text:p>
          </table:table-cell>
          <table:table-cell office:value-type="string" calcext:value-type="string">
            <text:p>bodytrack</text:p>
          </table:table-cell>
          <table:table-cell office:value-type="string" calcext:value-type="string">
            <text:p>facesim</text:p>
          </table:table-cell>
          <table:table-cell office:value-type="string" calcext:value-type="string">
            <text:p>fluidanimate</text:p>
          </table:table-cell>
          <table:table-cell office:value-type="string" calcext:value-type="string">
            <text:p>freqmine</text:p>
          </table:table-cell>
          <table:table-cell office:value-type="string" calcext:value-type="string">
            <text:p>swaptions</text:p>
          </table:table-cell>
          <table:table-cell office:value-type="string" calcext:value-type="string">
            <text:p>x264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23.261/[.B3]" office:value-type="float" office:value="1" calcext:value-type="float">
            <text:p>1</text:p>
          </table:table-cell>
          <table:table-cell table:formula="of:=51.653/[.C3]" office:value-type="float" office:value="1" calcext:value-type="float">
            <text:p>1</text:p>
          </table:table-cell>
          <table:table-cell table:formula="of:=124.590333333333/[.D3]" office:value-type="float" office:value="1" calcext:value-type="float">
            <text:p>1</text:p>
          </table:table-cell>
          <table:table-cell table:formula="of:=27.4776666666666/[.E3]" office:value-type="float" office:value="1" calcext:value-type="float">
            <text:p>1</text:p>
          </table:table-cell>
          <table:table-cell table:formula="of:=24.831/[.F3]" office:value-type="float" office:value="1" calcext:value-type="float">
            <text:p>1</text:p>
          </table:table-cell>
          <table:table-cell table:formula="of:=107.465333333333/[.G3]" office:value-type="float" office:value="1" calcext:value-type="float">
            <text:p>1</text:p>
          </table:table-cell>
          <table:table-cell table:formula="of:=219.003333333333/[.H3]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23.261/[.B4]" office:value-type="float" office:value="1.91024061755769" calcext:value-type="float">
            <text:p>1.91024061755769</text:p>
          </table:table-cell>
          <table:table-cell table:formula="of:=51.653/[.C4]" office:value-type="float" office:value="1.8853524108479" calcext:value-type="float">
            <text:p>1.8853524108479</text:p>
          </table:table-cell>
          <table:table-cell table:formula="of:=124.590333333333/[.D4]" office:value-type="float" office:value="1.83289362703752" calcext:value-type="float">
            <text:p>1.83289362703752</text:p>
          </table:table-cell>
          <table:table-cell table:formula="of:=27.4776666666666/[.E4]" office:value-type="float" office:value="1.81486537064353" calcext:value-type="float">
            <text:p>1.81486537064353</text:p>
          </table:table-cell>
          <table:table-cell table:formula="of:=24.831/[.F4]" office:value-type="float" office:value="1.83615972393395" calcext:value-type="float">
            <text:p>1.83615972393395</text:p>
          </table:table-cell>
          <table:table-cell table:formula="of:=107.465333333333/[.G4]" office:value-type="float" office:value="1.99019704676774" calcext:value-type="float">
            <text:p>1.99019704676774</text:p>
          </table:table-cell>
          <table:table-cell table:formula="of:=219.003333333333/[.H4]" office:value-type="float" office:value="1.93013998442987" calcext:value-type="float">
            <text:p>1.93013998442987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23.261/[.B5]" office:value-type="float" office:value="3.44743602410829" calcext:value-type="float">
            <text:p>3.44743602410829</text:p>
          </table:table-cell>
          <table:table-cell table:formula="of:=51.653/[.C5]" office:value-type="float" office:value="3.3483653492945" calcext:value-type="float">
            <text:p>3.3483653492945</text:p>
          </table:table-cell>
          <table:table-cell table:formula="of:=124.590333333333/[.D5]" office:value-type="float" office:value="3.09169940857769" calcext:value-type="float">
            <text:p>3.09169940857769</text:p>
          </table:table-cell>
          <table:table-cell table:formula="of:=27.4776666666666/[.E5]" office:value-type="float" office:value="3.09293861623892" calcext:value-type="float">
            <text:p>3.09293861623892</text:p>
          </table:table-cell>
          <table:table-cell table:formula="of:=24.831/[.F5]" office:value-type="float" office:value="2.87196391394865" calcext:value-type="float">
            <text:p>2.87196391394865</text:p>
          </table:table-cell>
          <table:table-cell table:formula="of:=107.465333333333/[.G5]" office:value-type="float" office:value="3.75906255465516" calcext:value-type="float">
            <text:p>3.75906255465516</text:p>
          </table:table-cell>
          <table:table-cell table:formula="of:=219.003333333333/[.H5]" office:value-type="float" office:value="3.59473655413908" calcext:value-type="float">
            <text:p>3.59473655413908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23.261/[.B6]" office:value-type="float" office:value="5.82836381859185" calcext:value-type="float">
            <text:p>5.82836381859185</text:p>
          </table:table-cell>
          <table:table-cell table:formula="of:=51.653/[.C6]" office:value-type="float" office:value="5.43925725718699" calcext:value-type="float">
            <text:p>5.43925725718699</text:p>
          </table:table-cell>
          <table:table-cell table:formula="of:=124.590333333333/[.D6]" office:value-type="float" office:value="4.73955770840201" calcext:value-type="float">
            <text:p>4.73955770840201</text:p>
          </table:table-cell>
          <table:table-cell table:formula="of:=27.4776666666666/[.E6]" office:value-type="float" office:value="4.82996425851056" calcext:value-type="float">
            <text:p>4.82996425851056</text:p>
          </table:table-cell>
          <table:table-cell table:formula="of:=24.831/[.F6]" office:value-type="float" office:value="4.1963159080667" calcext:value-type="float">
            <text:p>4.1963159080667</text:p>
          </table:table-cell>
          <table:table-cell table:formula="of:=107.465333333333/[.G6]" office:value-type="float" office:value="7.24631948034433" calcext:value-type="float">
            <text:p>7.24631948034433</text:p>
          </table:table-cell>
          <table:table-cell table:formula="of:=219.003333333333/[.H6]" office:value-type="float" office:value="5.88729188695137" calcext:value-type="float">
            <text:p>5.88729188695137</text:p>
          </table:table-cell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emu4.2" table:style-name="ta3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number-columns-repeated="1016" table:default-cell-style-name="Default"/>
        <table:table-row table:style-name="ro2">
          <table:table-cell office:value-type="string" calcext:value-type="string">
            <text:p>Time/s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blackscholes</text:p>
          </table:table-cell>
          <table:table-cell office:value-type="string" calcext:value-type="string">
            <text:p>bodytrack</text:p>
          </table:table-cell>
          <table:table-cell office:value-type="string" calcext:value-type="string">
            <text:p>facesim</text:p>
          </table:table-cell>
          <table:table-cell office:value-type="string" calcext:value-type="string">
            <text:p>fluidanimate</text:p>
          </table:table-cell>
          <table:table-cell office:value-type="string" calcext:value-type="string">
            <text:p>freqmine</text:p>
          </table:table-cell>
          <table:table-cell office:value-type="string" calcext:value-type="string">
            <text:p>swaptions</text:p>
          </table:table-cell>
          <table:table-cell office:value-type="string" calcext:value-type="string">
            <text:p>x264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.9103333333333" calcext:value-type="float">
            <text:p>21.9103333333333</text:p>
          </table:table-cell>
          <table:table-cell office:value-type="float" office:value="45.5153333333333" calcext:value-type="float">
            <text:p>45.5153333333333</text:p>
          </table:table-cell>
          <table:table-cell office:value-type="float" office:value="96.5576666666666" calcext:value-type="float">
            <text:p>96.5576666666666</text:p>
          </table:table-cell>
          <table:table-cell office:value-type="float" office:value="26.6793333333333" calcext:value-type="float">
            <text:p>26.6793333333333</text:p>
          </table:table-cell>
          <table:table-cell office:value-type="float" office:value="24.7273333333333" calcext:value-type="float">
            <text:p>24.7273333333333</text:p>
          </table:table-cell>
          <table:table-cell office:value-type="float" office:value="102.329666666666" calcext:value-type="float">
            <text:p>102.329666666666</text:p>
          </table:table-cell>
          <table:table-cell office:value-type="float" office:value="217.631" calcext:value-type="float">
            <text:p>217.631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.409" calcext:value-type="float">
            <text:p>11.409</text:p>
          </table:table-cell>
          <table:table-cell office:value-type="float" office:value="24.284" calcext:value-type="float">
            <text:p>24.284</text:p>
          </table:table-cell>
          <table:table-cell office:value-type="float" office:value="53.641" calcext:value-type="float">
            <text:p>53.641</text:p>
          </table:table-cell>
          <table:table-cell office:value-type="float" office:value="14.6023333333333" calcext:value-type="float">
            <text:p>14.6023333333333</text:p>
          </table:table-cell>
          <table:table-cell office:value-type="float" office:value="14.8433333333333" calcext:value-type="float">
            <text:p>14.8433333333333</text:p>
          </table:table-cell>
          <table:table-cell office:value-type="float" office:value="51.4216666666666" calcext:value-type="float">
            <text:p>51.4216666666666</text:p>
          </table:table-cell>
          <table:table-cell office:value-type="float" office:value="113.605" calcext:value-type="float">
            <text:p>113.605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.40666666666666" calcext:value-type="float">
            <text:p>6.40666666666666</text:p>
          </table:table-cell>
          <table:table-cell office:value-type="float" office:value="13.8336666666666" calcext:value-type="float">
            <text:p>13.8336666666666</text:p>
          </table:table-cell>
          <table:table-cell office:value-type="float" office:value="33.531" calcext:value-type="float">
            <text:p>33.531</text:p>
          </table:table-cell>
          <table:table-cell office:value-type="float" office:value="8.63233333333333" calcext:value-type="float">
            <text:p>8.63233333333333</text:p>
          </table:table-cell>
          <table:table-cell office:value-type="float" office:value="8.87933333333333" calcext:value-type="float">
            <text:p>8.87933333333333</text:p>
          </table:table-cell>
          <table:table-cell office:value-type="float" office:value="27.3703333333333" calcext:value-type="float">
            <text:p>27.3703333333333</text:p>
          </table:table-cell>
          <table:table-cell office:value-type="float" office:value="60.1106666666666" calcext:value-type="float">
            <text:p>60.1106666666666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.759" calcext:value-type="float">
            <text:p>3.759</text:p>
          </table:table-cell>
          <table:table-cell office:value-type="float" office:value="8.68433333333333" calcext:value-type="float">
            <text:p>8.68433333333333</text:p>
          </table:table-cell>
          <table:table-cell office:value-type="float" office:value="22.7106666666666" calcext:value-type="float">
            <text:p>22.7106666666666</text:p>
          </table:table-cell>
          <table:table-cell office:value-type="float" office:value="5.65166666666666" calcext:value-type="float">
            <text:p>5.65166666666666</text:p>
          </table:table-cell>
          <table:table-cell office:value-type="float" office:value="6.01066666666666" calcext:value-type="float">
            <text:p>6.01066666666666</text:p>
          </table:table-cell>
          <table:table-cell office:value-type="float" office:value="14.2493333333333" calcext:value-type="float">
            <text:p>14.2493333333333</text:p>
          </table:table-cell>
          <table:table-cell office:value-type="float" office:value="36.7523333333333" calcext:value-type="float">
            <text:p>36.7523333333333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peedup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blackscholes</text:p>
          </table:table-cell>
          <table:table-cell office:value-type="string" calcext:value-type="string">
            <text:p>bodytrack</text:p>
          </table:table-cell>
          <table:table-cell office:value-type="string" calcext:value-type="string">
            <text:p>facesim</text:p>
          </table:table-cell>
          <table:table-cell office:value-type="string" calcext:value-type="string">
            <text:p>fluidanimate</text:p>
          </table:table-cell>
          <table:table-cell office:value-type="string" calcext:value-type="string">
            <text:p>freqmine</text:p>
          </table:table-cell>
          <table:table-cell office:value-type="string" calcext:value-type="string">
            <text:p>swaptions</text:p>
          </table:table-cell>
          <table:table-cell office:value-type="string" calcext:value-type="string">
            <text:p>x264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21.9103333333333/[.B3]" office:value-type="float" office:value="1" calcext:value-type="float">
            <text:p>1</text:p>
          </table:table-cell>
          <table:table-cell table:formula="of:=45.5153333333333/[.C3]" office:value-type="float" office:value="1" calcext:value-type="float">
            <text:p>1</text:p>
          </table:table-cell>
          <table:table-cell table:formula="of:=96.5576666666666/[.D3]" office:value-type="float" office:value="1" calcext:value-type="float">
            <text:p>1</text:p>
          </table:table-cell>
          <table:table-cell table:formula="of:=26.6793333333333/[.E3]" office:value-type="float" office:value="1" calcext:value-type="float">
            <text:p>1</text:p>
          </table:table-cell>
          <table:table-cell table:formula="of:=24.7273333333333/[.F3]" office:value-type="float" office:value="1" calcext:value-type="float">
            <text:p>1</text:p>
          </table:table-cell>
          <table:table-cell table:formula="of:=102.329666666666/[.G3]" office:value-type="float" office:value="1" calcext:value-type="float">
            <text:p>1</text:p>
          </table:table-cell>
          <table:table-cell table:formula="of:=217.631/[.H3]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21.9103333333333/[.B4]" office:value-type="float" office:value="1.92044292517603" calcext:value-type="float">
            <text:p>1.92044292517603</text:p>
          </table:table-cell>
          <table:table-cell table:formula="of:=45.5153333333333/[.C4]" office:value-type="float" office:value="1.87429308735518" calcext:value-type="float">
            <text:p>1.87429308735518</text:p>
          </table:table-cell>
          <table:table-cell table:formula="of:=96.5576666666666/[.D4]" office:value-type="float" office:value="1.80007208416448" calcext:value-type="float">
            <text:p>1.80007208416448</text:p>
          </table:table-cell>
          <table:table-cell table:formula="of:=26.6793333333333/[.E4]" office:value-type="float" office:value="1.82705960234666" calcext:value-type="float">
            <text:p>1.82705960234666</text:p>
          </table:table-cell>
          <table:table-cell table:formula="of:=24.7273333333333/[.F4]" office:value-type="float" office:value="1.66588816528183" calcext:value-type="float">
            <text:p>1.66588816528183</text:p>
          </table:table-cell>
          <table:table-cell table:formula="of:=102.329666666666/[.G4]" office:value-type="float" office:value="1.99001069588045" calcext:value-type="float">
            <text:p>1.99001069588045</text:p>
          </table:table-cell>
          <table:table-cell table:formula="of:=217.631/[.H4]" office:value-type="float" office:value="1.91568152810176" calcext:value-type="float">
            <text:p>1.91568152810176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21.9103333333333/[.B5]" office:value-type="float" office:value="3.41992715920915" calcext:value-type="float">
            <text:p>3.41992715920915</text:p>
          </table:table-cell>
          <table:table-cell table:formula="of:=45.5153333333333/[.C5]" office:value-type="float" office:value="3.29018577865595" calcext:value-type="float">
            <text:p>3.29018577865595</text:p>
          </table:table-cell>
          <table:table-cell table:formula="of:=96.5576666666666/[.D5]" office:value-type="float" office:value="2.87965365383277" calcext:value-type="float">
            <text:p>2.87965365383277</text:p>
          </table:table-cell>
          <table:table-cell table:formula="of:=26.6793333333333/[.E5]" office:value-type="float" office:value="3.09062825809939" calcext:value-type="float">
            <text:p>3.09062825809939</text:p>
          </table:table-cell>
          <table:table-cell table:formula="of:=24.7273333333333/[.F5]" office:value-type="float" office:value="2.78481868008108" calcext:value-type="float">
            <text:p>2.78481868008108</text:p>
          </table:table-cell>
          <table:table-cell table:formula="of:=102.329666666666/[.G5]" office:value-type="float" office:value="3.73870735954986" calcext:value-type="float">
            <text:p>3.73870735954986</text:p>
          </table:table-cell>
          <table:table-cell table:formula="of:=217.631/[.H5]" office:value-type="float" office:value="3.62050551205555" calcext:value-type="float">
            <text:p>3.62050551205555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21.9103333333333/[.B6]" office:value-type="float" office:value="5.82876651591735" calcext:value-type="float">
            <text:p>5.82876651591735</text:p>
          </table:table-cell>
          <table:table-cell table:formula="of:=45.5153333333333/[.C6]" office:value-type="float" office:value="5.24108547959928" calcext:value-type="float">
            <text:p>5.24108547959928</text:p>
          </table:table-cell>
          <table:table-cell table:formula="of:=96.5576666666666/[.D6]" office:value-type="float" office:value="4.25164386778607" calcext:value-type="float">
            <text:p>4.25164386778607</text:p>
          </table:table-cell>
          <table:table-cell table:formula="of:=26.6793333333333/[.E6]" office:value-type="float" office:value="4.72061338838101" calcext:value-type="float">
            <text:p>4.72061338838101</text:p>
          </table:table-cell>
          <table:table-cell table:formula="of:=24.7273333333333/[.F6]" office:value-type="float" office:value="4.11390860692103" calcext:value-type="float">
            <text:p>4.11390860692103</text:p>
          </table:table-cell>
          <table:table-cell table:formula="of:=102.329666666666/[.G6]" office:value-type="float" office:value="7.18136521006828" calcext:value-type="float">
            <text:p>7.18136521006828</text:p>
          </table:table-cell>
          <table:table-cell table:formula="of:=217.631/[.H6]" office:value-type="float" office:value="5.92155600097954" calcext:value-type="float">
            <text:p>5.92155600097954</text:p>
          </table:table-cell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7" table:default-cell-style-name="Default"/>
        <table:table-column table:style-name="co1" table:number-columns-repeated="1015" table:default-cell-style-name="Default"/>
        <table:table-row table:style-name="ro2">
          <table:table-cell/>
          <table:table-cell office:value-type="string" calcext:value-type="string">
            <text:p>Time/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blackscholes</text:p>
          </table:table-cell>
          <table:table-cell office:value-type="string" calcext:value-type="string">
            <text:p>bodytrack</text:p>
          </table:table-cell>
          <table:table-cell office:value-type="string" calcext:value-type="string">
            <text:p>facesim</text:p>
          </table:table-cell>
          <table:table-cell office:value-type="string" calcext:value-type="string">
            <text:p>fluidanimate</text:p>
          </table:table-cell>
          <table:table-cell office:value-type="string" calcext:value-type="string">
            <text:p>freqmine</text:p>
          </table:table-cell>
          <table:table-cell office:value-type="string" calcext:value-type="string">
            <text:p>swaptions</text:p>
          </table:table-cell>
          <table:table-cell office:value-type="string" calcext:value-type="string">
            <text:p>x26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3.6086666666666" calcext:value-type="float">
            <text:p>23.6086666666666</text:p>
          </table:table-cell>
          <table:table-cell office:value-type="float" office:value="46.408" calcext:value-type="float">
            <text:p>46.408</text:p>
          </table:table-cell>
          <table:table-cell office:value-type="float" office:value="152.215" calcext:value-type="float">
            <text:p>152.215</text:p>
          </table:table-cell>
          <table:table-cell office:value-type="float" office:value="25.995" calcext:value-type="float">
            <text:p>25.995</text:p>
          </table:table-cell>
          <table:table-cell office:value-type="float" office:value="200.235" calcext:value-type="float">
            <text:p>200.235</text:p>
          </table:table-cell>
          <table:table-cell office:value-type="float" office:value="108.850666666666" calcext:value-type="float">
            <text:p>108.850666666666</text:p>
          </table:table-cell>
          <table:table-cell office:value-type="float" office:value="220.669333333333" calcext:value-type="float">
            <text:p>220.66933333333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2.7906666666666" calcext:value-type="float">
            <text:p>12.7906666666666</text:p>
          </table:table-cell>
          <table:table-cell office:value-type="float" office:value="26.3586666666666" calcext:value-type="float">
            <text:p>26.3586666666666</text:p>
          </table:table-cell>
          <table:table-cell office:value-type="float" office:value="109.285" calcext:value-type="float">
            <text:p>109.285</text:p>
          </table:table-cell>
          <table:table-cell office:value-type="float" office:value="61.4079999999999" calcext:value-type="float">
            <text:p>61.4079999999999</text:p>
          </table:table-cell>
          <table:table-cell office:value-type="float" office:value="187.732" calcext:value-type="float">
            <text:p>187.732</text:p>
          </table:table-cell>
          <table:table-cell office:value-type="float" office:value="105.247" calcext:value-type="float">
            <text:p>105.247</text:p>
          </table:table-cell>
          <table:table-cell office:value-type="float" office:value="117.106666666666" calcext:value-type="float">
            <text:p>117.10666666666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.48999999999999" calcext:value-type="float">
            <text:p>7.48999999999999</text:p>
          </table:table-cell>
          <table:table-cell office:value-type="float" office:value="16.5433333333333" calcext:value-type="float">
            <text:p>16.5433333333333</text:p>
          </table:table-cell>
          <table:table-cell office:value-type="float" office:value="89.8286666666666" calcext:value-type="float">
            <text:p>89.8286666666666</text:p>
          </table:table-cell>
          <table:table-cell office:value-type="float" office:value="157.498" calcext:value-type="float">
            <text:p>157.498</text:p>
          </table:table-cell>
          <table:table-cell office:value-type="float" office:value="184.614" calcext:value-type="float">
            <text:p>184.614</text:p>
          </table:table-cell>
          <table:table-cell office:value-type="float" office:value="126.729666666666" calcext:value-type="float">
            <text:p>126.729666666666</text:p>
          </table:table-cell>
          <table:table-cell office:value-type="float" office:value="64.5536666666666" calcext:value-type="float">
            <text:p>64.553666666666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.696" calcext:value-type="float">
            <text:p>4.696</text:p>
          </table:table-cell>
          <table:table-cell office:value-type="float" office:value="13.3456666666666" calcext:value-type="float">
            <text:p>13.3456666666666</text:p>
          </table:table-cell>
          <table:table-cell office:value-type="float" office:value="81.6186666666666" calcext:value-type="float">
            <text:p>81.6186666666666</text:p>
          </table:table-cell>
          <table:table-cell office:value-type="float" office:value="531.035333333333" calcext:value-type="float">
            <text:p>531.035333333333</text:p>
          </table:table-cell>
          <table:table-cell office:value-type="float" office:value="181.478333333333" calcext:value-type="float">
            <text:p>181.478333333333</text:p>
          </table:table-cell>
          <table:table-cell office:value-type="float" office:value="206.102" calcext:value-type="float">
            <text:p>206.102</text:p>
          </table:table-cell>
          <table:table-cell office:value-type="float" office:value="42.0563333333333" calcext:value-type="float">
            <text:p>42.056333333333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peedUp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blackscholes</text:p>
          </table:table-cell>
          <table:table-cell office:value-type="string" calcext:value-type="string">
            <text:p>bodytrack</text:p>
          </table:table-cell>
          <table:table-cell office:value-type="string" calcext:value-type="string">
            <text:p>facesim</text:p>
          </table:table-cell>
          <table:table-cell office:value-type="string" calcext:value-type="string">
            <text:p>fluidanimate</text:p>
          </table:table-cell>
          <table:table-cell office:value-type="string" calcext:value-type="string">
            <text:p>freqmine</text:p>
          </table:table-cell>
          <table:table-cell office:value-type="string" calcext:value-type="string">
            <text:p>swaptions</text:p>
          </table:table-cell>
          <table:table-cell office:value-type="string" calcext:value-type="string">
            <text:p>x26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23.6086666666666/[.C3]" office:value-type="float" office:value="1" calcext:value-type="float">
            <text:p>1</text:p>
          </table:table-cell>
          <table:table-cell table:formula="of:=46.408/[.D3]" office:value-type="float" office:value="1" calcext:value-type="float">
            <text:p>1</text:p>
          </table:table-cell>
          <table:table-cell table:formula="of:=152.215/[.E3]" office:value-type="float" office:value="1" calcext:value-type="float">
            <text:p>1</text:p>
          </table:table-cell>
          <table:table-cell table:formula="of:=25.995/[.F3]" office:value-type="float" office:value="1" calcext:value-type="float">
            <text:p>1</text:p>
          </table:table-cell>
          <table:table-cell table:formula="of:=200.235/[.G3]" office:value-type="float" office:value="1" calcext:value-type="float">
            <text:p>1</text:p>
          </table:table-cell>
          <table:table-cell table:formula="of:=108.850666666666/[.H3]" office:value-type="float" office:value="1" calcext:value-type="float">
            <text:p>1</text:p>
          </table:table-cell>
          <table:table-cell table:formula="of:=220.669333333333/[.I3]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23.6086666666666/[.C4]" office:value-type="float" office:value="1.8457729594496" calcext:value-type="float">
            <text:p>1.8457729594496</text:p>
          </table:table-cell>
          <table:table-cell table:formula="of:=46.408/[.D4]" office:value-type="float" office:value="1.7606353381557" calcext:value-type="float">
            <text:p>1.7606353381557</text:p>
          </table:table-cell>
          <table:table-cell table:formula="of:=152.215/[.E4]" office:value-type="float" office:value="1.39282609690259" calcext:value-type="float">
            <text:p>1.39282609690259</text:p>
          </table:table-cell>
          <table:table-cell table:formula="of:=25.995/[.F4]" office:value-type="float" office:value="0.423316180302241" calcext:value-type="float">
            <text:p>0.423316180302241</text:p>
          </table:table-cell>
          <table:table-cell table:formula="of:=200.235/[.G4]" office:value-type="float" office:value="1.06660025994503" calcext:value-type="float">
            <text:p>1.06660025994503</text:p>
          </table:table-cell>
          <table:table-cell table:formula="of:=108.850666666666/[.H4]" office:value-type="float" office:value="1.03424008918702" calcext:value-type="float">
            <text:p>1.03424008918702</text:p>
          </table:table-cell>
          <table:table-cell table:formula="of:=220.669333333333/[.I4]" office:value-type="float" office:value="1.88434475691678" calcext:value-type="float">
            <text:p>1.8843447569167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23.6086666666666/[.C5]" office:value-type="float" office:value="3.15202492211838" calcext:value-type="float">
            <text:p>3.15202492211838</text:p>
          </table:table-cell>
          <table:table-cell table:formula="of:=46.408/[.D5]" office:value-type="float" office:value="2.80523876687488" calcext:value-type="float">
            <text:p>2.80523876687488</text:p>
          </table:table-cell>
          <table:table-cell table:formula="of:=152.215/[.E5]" office:value-type="float" office:value="1.69450361057717" calcext:value-type="float">
            <text:p>1.69450361057717</text:p>
          </table:table-cell>
          <table:table-cell table:formula="of:=25.995/[.F5]" office:value-type="float" office:value="0.165049714917015" calcext:value-type="float">
            <text:p>0.165049714917015</text:p>
          </table:table-cell>
          <table:table-cell table:formula="of:=200.235/[.G5]" office:value-type="float" office:value="1.08461438460788" calcext:value-type="float">
            <text:p>1.08461438460788</text:p>
          </table:table-cell>
          <table:table-cell table:formula="of:=108.850666666666/[.H5]" office:value-type="float" office:value="0.858920168652959" calcext:value-type="float">
            <text:p>0.858920168652959</text:p>
          </table:table-cell>
          <table:table-cell table:formula="of:=220.669333333333/[.I5]" office:value-type="float" office:value="3.41838573589933" calcext:value-type="float">
            <text:p>3.4183857358993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23.6086666666666/[.C6]" office:value-type="float" office:value="5.02739920499715" calcext:value-type="float">
            <text:p>5.02739920499715</text:p>
          </table:table-cell>
          <table:table-cell table:formula="of:=46.408/[.D6]" office:value-type="float" office:value="3.47738342033621" calcext:value-type="float">
            <text:p>3.47738342033621</text:p>
          </table:table-cell>
          <table:table-cell table:formula="of:=152.215/[.E6]" office:value-type="float" office:value="1.86495327866175" calcext:value-type="float">
            <text:p>1.86495327866175</text:p>
          </table:table-cell>
          <table:table-cell table:formula="of:=25.995/[.F6]" office:value-type="float" office:value="0.0489515449693869" calcext:value-type="float">
            <text:p>0.048951544969387</text:p>
          </table:table-cell>
          <table:table-cell table:formula="of:=200.235/[.G6]" office:value-type="float" office:value="1.10335485411482" calcext:value-type="float">
            <text:p>1.10335485411482</text:p>
          </table:table-cell>
          <table:table-cell table:formula="of:=108.850666666666/[.H6]" office:value-type="float" office:value="0.528139788389564" calcext:value-type="float">
            <text:p>0.528139788389564</text:p>
          </table:table-cell>
          <table:table-cell table:formula="of:=220.669333333333/[.I6]" office:value-type="float" office:value="5.24699411107324" calcext:value-type="float">
            <text:p>5.2469941110732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co-ST" table:style-name="ta5">
        <office:forms form:automatic-focus="false" form:apply-design-mode="false"/>
        <table:table-column table:style-name="co3" table:default-cell-style-name="Default"/>
        <table:table-column table:style-name="co2" table:number-columns-repeated="7" table:default-cell-style-name="Default"/>
        <table:table-column table:style-name="co1" table:number-columns-repeated="1016" table:default-cell-style-name="Default"/>
        <table:table-row table:style-name="ro2">
          <table:table-cell office:value-type="string" calcext:value-type="string">
            <text:p>Time/s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blackscholes</text:p>
          </table:table-cell>
          <table:table-cell office:value-type="string" calcext:value-type="string">
            <text:p>bodytrack</text:p>
          </table:table-cell>
          <table:table-cell office:value-type="string" calcext:value-type="string">
            <text:p>facesim</text:p>
          </table:table-cell>
          <table:table-cell office:value-type="string" calcext:value-type="string">
            <text:p>fluidanimate</text:p>
          </table:table-cell>
          <table:table-cell office:value-type="string" calcext:value-type="string">
            <text:p>freqmine</text:p>
          </table:table-cell>
          <table:table-cell office:value-type="string" calcext:value-type="string">
            <text:p>swaptions</text:p>
          </table:table-cell>
          <table:table-cell office:value-type="string" calcext:value-type="string">
            <text:p>x264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.0626666666666" calcext:value-type="float">
            <text:p>23.0626666666666</text:p>
          </table:table-cell>
          <table:table-cell office:value-type="float" office:value="46.746" calcext:value-type="float">
            <text:p>46.746</text:p>
          </table:table-cell>
          <table:table-cell office:value-type="float" office:value="111.213333333333" calcext:value-type="float">
            <text:p>111.213333333333</text:p>
          </table:table-cell>
          <table:table-cell office:value-type="float" office:value="25.636" calcext:value-type="float">
            <text:p>25.636</text:p>
          </table:table-cell>
          <table:table-cell office:value-type="float" office:value="68.621" calcext:value-type="float">
            <text:p>68.621</text:p>
          </table:table-cell>
          <table:table-cell office:value-type="float" office:value="101.853666666666" calcext:value-type="float">
            <text:p>101.853666666666</text:p>
          </table:table-cell>
          <table:table-cell office:value-type="float" office:value="221.316666666666" calcext:value-type="float">
            <text:p>221.316666666666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.1436666666666" calcext:value-type="float">
            <text:p>12.1436666666666</text:p>
          </table:table-cell>
          <table:table-cell office:value-type="float" office:value="25.487" calcext:value-type="float">
            <text:p>25.487</text:p>
          </table:table-cell>
          <table:table-cell office:value-type="float" office:value="66.687" calcext:value-type="float">
            <text:p>66.687</text:p>
          </table:table-cell>
          <table:table-cell office:value-type="float" office:value="28.516" calcext:value-type="float">
            <text:p>28.516</text:p>
          </table:table-cell>
          <table:table-cell office:value-type="float" office:value="56.6216666666666" calcext:value-type="float">
            <text:p>56.6216666666666</text:p>
          </table:table-cell>
          <table:table-cell office:value-type="float" office:value="68.003" calcext:value-type="float">
            <text:p>68.003</text:p>
          </table:table-cell>
          <table:table-cell office:value-type="float" office:value="116.246" calcext:value-type="float">
            <text:p>116.246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.97066666666666" calcext:value-type="float">
            <text:p>6.97066666666666</text:p>
          </table:table-cell>
          <table:table-cell office:value-type="float" office:value="15.7563333333333" calcext:value-type="float">
            <text:p>15.7563333333333</text:p>
          </table:table-cell>
          <table:table-cell office:value-type="float" office:value="46.4156666666666" calcext:value-type="float">
            <text:p>46.4156666666666</text:p>
          </table:table-cell>
          <table:table-cell office:value-type="float" office:value="84.0226666666666" calcext:value-type="float">
            <text:p>84.0226666666666</text:p>
          </table:table-cell>
          <table:table-cell office:value-type="float" office:value="51.1539999999999" calcext:value-type="float">
            <text:p>51.1539999999999</text:p>
          </table:table-cell>
          <table:table-cell office:value-type="float" office:value="79.909" calcext:value-type="float">
            <text:p>79.909</text:p>
          </table:table-cell>
          <table:table-cell office:value-type="float" office:value="63.2766666666666" calcext:value-type="float">
            <text:p>63.2766666666666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.20266666666666" calcext:value-type="float">
            <text:p>4.20266666666666</text:p>
          </table:table-cell>
          <table:table-cell office:value-type="float" office:value="12.536" calcext:value-type="float">
            <text:p>12.536</text:p>
          </table:table-cell>
          <table:table-cell office:value-type="float" office:value="37.292" calcext:value-type="float">
            <text:p>37.292</text:p>
          </table:table-cell>
          <table:table-cell office:value-type="float" office:value="456.928666666666" calcext:value-type="float">
            <text:p>456.928666666666</text:p>
          </table:table-cell>
          <table:table-cell office:value-type="float" office:value="48.5066666666666" calcext:value-type="float">
            <text:p>48.5066666666666</text:p>
          </table:table-cell>
          <table:table-cell office:value-type="float" office:value="155.013333333333" calcext:value-type="float">
            <text:p>155.013333333333</text:p>
          </table:table-cell>
          <table:table-cell office:value-type="float" office:value="41.2223333333333" calcext:value-type="float">
            <text:p>41.2223333333333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peedUp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blackscholes</text:p>
          </table:table-cell>
          <table:table-cell office:value-type="string" calcext:value-type="string">
            <text:p>bodytrack</text:p>
          </table:table-cell>
          <table:table-cell office:value-type="string" calcext:value-type="string">
            <text:p>facesim</text:p>
          </table:table-cell>
          <table:table-cell office:value-type="string" calcext:value-type="string">
            <text:p>fluidanimate</text:p>
          </table:table-cell>
          <table:table-cell office:value-type="string" calcext:value-type="string">
            <text:p>freqmine</text:p>
          </table:table-cell>
          <table:table-cell office:value-type="string" calcext:value-type="string">
            <text:p>swaptions</text:p>
          </table:table-cell>
          <table:table-cell office:value-type="string" calcext:value-type="string">
            <text:p>x264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23.0626666666666/[.B3]" office:value-type="float" office:value="1" calcext:value-type="float">
            <text:p>1</text:p>
          </table:table-cell>
          <table:table-cell table:formula="of:=46.746/[.C3]" office:value-type="float" office:value="1" calcext:value-type="float">
            <text:p>1</text:p>
          </table:table-cell>
          <table:table-cell table:formula="of:=111.213333333333/[.D3]" office:value-type="float" office:value="1" calcext:value-type="float">
            <text:p>1</text:p>
          </table:table-cell>
          <table:table-cell table:formula="of:=25.636/[.E3]" office:value-type="float" office:value="1" calcext:value-type="float">
            <text:p>1</text:p>
          </table:table-cell>
          <table:table-cell table:formula="of:=68.621/[.F3]" office:value-type="float" office:value="1" calcext:value-type="float">
            <text:p>1</text:p>
          </table:table-cell>
          <table:table-cell table:formula="of:=101.853666666666/[.G3]" office:value-type="float" office:value="1" calcext:value-type="float">
            <text:p>1</text:p>
          </table:table-cell>
          <table:table-cell table:formula="of:=221.316666666666/[.H3]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23.0626666666666/[.B4]" office:value-type="float" office:value="1.89915182125114" calcext:value-type="float">
            <text:p>1.89915182125114</text:p>
          </table:table-cell>
          <table:table-cell table:formula="of:=46.746/[.C4]" office:value-type="float" office:value="1.83411150782752" calcext:value-type="float">
            <text:p>1.83411150782752</text:p>
          </table:table-cell>
          <table:table-cell table:formula="of:=111.213333333333/[.D4]" office:value-type="float" office:value="1.66769135413698" calcext:value-type="float">
            <text:p>1.66769135413698</text:p>
          </table:table-cell>
          <table:table-cell table:formula="of:=25.636/[.E4]" office:value-type="float" office:value="0.89900406789171" calcext:value-type="float">
            <text:p>0.89900406789171</text:p>
          </table:table-cell>
          <table:table-cell table:formula="of:=68.621/[.F4]" office:value-type="float" office:value="1.21192123156625" calcext:value-type="float">
            <text:p>1.21192123156625</text:p>
          </table:table-cell>
          <table:table-cell table:formula="of:=101.853666666666/[.G4]" office:value-type="float" office:value="1.49778196059977" calcext:value-type="float">
            <text:p>1.49778196059977</text:p>
          </table:table-cell>
          <table:table-cell table:formula="of:=221.316666666666/[.H4]" office:value-type="float" office:value="1.90386479248031" calcext:value-type="float">
            <text:p>1.90386479248031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23.0626666666666/[.B5]" office:value-type="float" office:value="3.30853098699311" calcext:value-type="float">
            <text:p>3.30853098699311</text:p>
          </table:table-cell>
          <table:table-cell table:formula="of:=46.746/[.C5]" office:value-type="float" office:value="2.9668069982441" calcext:value-type="float">
            <text:p>2.9668069982441</text:p>
          </table:table-cell>
          <table:table-cell table:formula="of:=111.213333333333/[.D5]" office:value-type="float" office:value="2.3960300760519" calcext:value-type="float">
            <text:p>2.3960300760519</text:p>
          </table:table-cell>
          <table:table-cell table:formula="of:=25.636/[.E5]" office:value-type="float" office:value="0.305108145421077" calcext:value-type="float">
            <text:p>0.305108145421077</text:p>
          </table:table-cell>
          <table:table-cell table:formula="of:=68.621/[.F5]" office:value-type="float" office:value="1.34145912343121" calcext:value-type="float">
            <text:p>1.34145912343121</text:p>
          </table:table-cell>
          <table:table-cell table:formula="of:=101.853666666666/[.G5]" office:value-type="float" office:value="1.27462071439595" calcext:value-type="float">
            <text:p>1.27462071439595</text:p>
          </table:table-cell>
          <table:table-cell table:formula="of:=221.316666666666/[.H5]" office:value-type="float" office:value="3.49760311857977" calcext:value-type="float">
            <text:p>3.49760311857977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23.0626666666666/[.B6]" office:value-type="float" office:value="5.48762690355329" calcext:value-type="float">
            <text:p>5.48762690355329</text:p>
          </table:table-cell>
          <table:table-cell table:formula="of:=46.746/[.C6]" office:value-type="float" office:value="3.72894065092534" calcext:value-type="float">
            <text:p>3.72894065092534</text:p>
          </table:table-cell>
          <table:table-cell table:formula="of:=111.213333333333/[.D6]" office:value-type="float" office:value="2.98223032643283" calcext:value-type="float">
            <text:p>2.98223032643283</text:p>
          </table:table-cell>
          <table:table-cell table:formula="of:=25.636/[.E6]" office:value-type="float" office:value="0.0561050375478011" calcext:value-type="float">
            <text:p>0.056105037547801</text:p>
          </table:table-cell>
          <table:table-cell table:formula="of:=68.621/[.F6]" office:value-type="float" office:value="1.41467152281474" calcext:value-type="float">
            <text:p>1.41467152281474</text:p>
          </table:table-cell>
          <table:table-cell table:formula="of:=101.853666666666/[.G6]" office:value-type="float" office:value="0.657063908480988" calcext:value-type="float">
            <text:p>0.657063908480988</text:p>
          </table:table-cell>
          <table:table-cell table:formula="of:=221.316666666666/[.H6]" office:value-type="float" office:value="5.36885345322518" calcext:value-type="float">
            <text:p>5.36885345322518</text:p>
          </table:table-cell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TM" table:style-name="ta6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number-columns-repeated="1016" table:default-cell-style-name="Default"/>
        <table:table-row table:style-name="ro2">
          <table:table-cell office:value-type="string" calcext:value-type="string">
            <text:p>Time/s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blackscholes</text:p>
          </table:table-cell>
          <table:table-cell office:value-type="string" calcext:value-type="string">
            <text:p>bodytrack</text:p>
          </table:table-cell>
          <table:table-cell office:value-type="string" calcext:value-type="string">
            <text:p>facesim</text:p>
          </table:table-cell>
          <table:table-cell office:value-type="string" calcext:value-type="string">
            <text:p>fluidanimate</text:p>
          </table:table-cell>
          <table:table-cell office:value-type="string" calcext:value-type="string">
            <text:p>freqmine</text:p>
          </table:table-cell>
          <table:table-cell office:value-type="string" calcext:value-type="string">
            <text:p>swaptions</text:p>
          </table:table-cell>
          <table:table-cell office:value-type="string" calcext:value-type="string">
            <text:p>x264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.4973333333333" calcext:value-type="float">
            <text:p>21.4973333333333</text:p>
          </table:table-cell>
          <table:table-cell office:value-type="float" office:value="44.8593333333333" calcext:value-type="float">
            <text:p>44.8593333333333</text:p>
          </table:table-cell>
          <table:table-cell office:value-type="float" office:value="96.5013333333333" calcext:value-type="float">
            <text:p>96.5013333333333</text:p>
          </table:table-cell>
          <table:table-cell office:value-type="float" office:value="26.605" calcext:value-type="float">
            <text:p>26.605</text:p>
          </table:table-cell>
          <table:table-cell office:value-type="float" office:value="28.0203333333333" calcext:value-type="float">
            <text:p>28.0203333333333</text:p>
          </table:table-cell>
          <table:table-cell office:value-type="float" office:value="101.214333333333" calcext:value-type="float">
            <text:p>101.214333333333</text:p>
          </table:table-cell>
          <table:table-cell office:value-type="float" office:value="216.835666666666" calcext:value-type="float">
            <text:p>216.835666666666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.27" calcext:value-type="float">
            <text:p>11.27</text:p>
          </table:table-cell>
          <table:table-cell office:value-type="float" office:value="23.8896666666666" calcext:value-type="float">
            <text:p>23.8896666666666</text:p>
          </table:table-cell>
          <table:table-cell office:value-type="float" office:value="54.656" calcext:value-type="float">
            <text:p>54.656</text:p>
          </table:table-cell>
          <table:table-cell office:value-type="float" office:value="14.6476666666666" calcext:value-type="float">
            <text:p>14.6476666666666</text:p>
          </table:table-cell>
          <table:table-cell office:value-type="float" office:value="16.6979999999999" calcext:value-type="float">
            <text:p>16.6979999999999</text:p>
          </table:table-cell>
          <table:table-cell office:value-type="float" office:value="50.7683333333333" calcext:value-type="float">
            <text:p>50.7683333333333</text:p>
          </table:table-cell>
          <table:table-cell office:value-type="float" office:value="113.15" calcext:value-type="float">
            <text:p>113.15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.38" calcext:value-type="float">
            <text:p>6.38</text:p>
          </table:table-cell>
          <table:table-cell office:value-type="float" office:value="13.6079999999999" calcext:value-type="float">
            <text:p>13.6079999999999</text:p>
          </table:table-cell>
          <table:table-cell office:value-type="float" office:value="33.3066666666666" calcext:value-type="float">
            <text:p>33.3066666666666</text:p>
          </table:table-cell>
          <table:table-cell office:value-type="float" office:value="8.927" calcext:value-type="float">
            <text:p>8.927</text:p>
          </table:table-cell>
          <table:table-cell office:value-type="float" office:value="11.8396666666666" calcext:value-type="float">
            <text:p>11.8396666666666</text:p>
          </table:table-cell>
          <table:table-cell office:value-type="float" office:value="26.7546666666666" calcext:value-type="float">
            <text:p>26.7546666666666</text:p>
          </table:table-cell>
          <table:table-cell office:value-type="float" office:value="60.1693333333333" calcext:value-type="float">
            <text:p>60.1693333333333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.72733333333333" calcext:value-type="float">
            <text:p>3.72733333333333</text:p>
          </table:table-cell>
          <table:table-cell/>
          <table:table-cell office:value-type="float" office:value="22.805" calcext:value-type="float">
            <text:p>22.805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13.8956666666666" calcext:value-type="float">
            <text:p>13.8956666666666</text:p>
          </table:table-cell>
          <table:table-cell office:value-type="float" office:value="36.8583333333333" calcext:value-type="float">
            <text:p>36.8583333333333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peedUp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blackscholes</text:p>
          </table:table-cell>
          <table:table-cell office:value-type="string" calcext:value-type="string">
            <text:p>bodytrack</text:p>
          </table:table-cell>
          <table:table-cell office:value-type="string" calcext:value-type="string">
            <text:p>facesim</text:p>
          </table:table-cell>
          <table:table-cell office:value-type="string" calcext:value-type="string">
            <text:p>fluidanimate</text:p>
          </table:table-cell>
          <table:table-cell office:value-type="string" calcext:value-type="string">
            <text:p>freqmine</text:p>
          </table:table-cell>
          <table:table-cell office:value-type="string" calcext:value-type="string">
            <text:p>swaptions</text:p>
          </table:table-cell>
          <table:table-cell office:value-type="string" calcext:value-type="string">
            <text:p>x264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21.4973333333333/[.B3]" office:value-type="float" office:value="1" calcext:value-type="float">
            <text:p>1</text:p>
          </table:table-cell>
          <table:table-cell table:formula="of:=44.8593333333333/[.C3]" office:value-type="float" office:value="1" calcext:value-type="float">
            <text:p>1</text:p>
          </table:table-cell>
          <table:table-cell table:formula="of:=96.5013333333333/[.D3]" office:value-type="float" office:value="1" calcext:value-type="float">
            <text:p>1</text:p>
          </table:table-cell>
          <table:table-cell table:formula="of:=26.605/[.E3]" office:value-type="float" office:value="1" calcext:value-type="float">
            <text:p>1</text:p>
          </table:table-cell>
          <table:table-cell table:formula="of:=28.0203333333333/[.F3]" office:value-type="float" office:value="1" calcext:value-type="float">
            <text:p>1</text:p>
          </table:table-cell>
          <table:table-cell table:formula="of:=101.214333333333/[.G3]" office:value-type="float" office:value="1" calcext:value-type="float">
            <text:p>1</text:p>
          </table:table-cell>
          <table:table-cell table:formula="of:=216.835666666666/[.H3]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21.4973333333333/[.B4]" office:value-type="float" office:value="1.90748299319728" calcext:value-type="float">
            <text:p>1.90748299319728</text:p>
          </table:table-cell>
          <table:table-cell table:formula="of:=44.8593333333333/[.C4]" office:value-type="float" office:value="1.87777142139559" calcext:value-type="float">
            <text:p>1.87777142139559</text:p>
          </table:table-cell>
          <table:table-cell table:formula="of:=96.5013333333333/[.D4]" office:value-type="float" office:value="1.76561280249805" calcext:value-type="float">
            <text:p>1.76561280249805</text:p>
          </table:table-cell>
          <table:table-cell table:formula="of:=26.605/[.E4]" office:value-type="float" office:value="1.81633024600051" calcext:value-type="float">
            <text:p>1.81633024600051</text:p>
          </table:table-cell>
          <table:table-cell table:formula="of:=28.0203333333333/[.F4]" office:value-type="float" office:value="1.67806523735378" calcext:value-type="float">
            <text:p>1.67806523735378</text:p>
          </table:table-cell>
          <table:table-cell table:formula="of:=101.214333333333/[.G4]" office:value-type="float" office:value="1.9936508978694" calcext:value-type="float">
            <text:p>1.9936508978694</text:p>
          </table:table-cell>
          <table:table-cell table:formula="of:=216.835666666666/[.H4]" office:value-type="float" office:value="1.91635586978936" calcext:value-type="float">
            <text:p>1.91635586978936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21.4973333333333/[.B5]" office:value-type="float" office:value="3.36948798328108" calcext:value-type="float">
            <text:p>3.36948798328108</text:p>
          </table:table-cell>
          <table:table-cell table:formula="of:=44.8593333333333/[.C5]" office:value-type="float" office:value="3.29654125024498" calcext:value-type="float">
            <text:p>3.29654125024498</text:p>
          </table:table-cell>
          <table:table-cell table:formula="of:=96.5013333333333/[.D5]" office:value-type="float" office:value="2.89735788630905" calcext:value-type="float">
            <text:p>2.89735788630905</text:p>
          </table:table-cell>
          <table:table-cell table:formula="of:=26.605/[.E5]" office:value-type="float" office:value="2.98028453007729" calcext:value-type="float">
            <text:p>2.98028453007729</text:p>
          </table:table-cell>
          <table:table-cell table:formula="of:=28.0203333333333/[.F5]" office:value-type="float" office:value="2.36664883583435" calcext:value-type="float">
            <text:p>2.36664883583435</text:p>
          </table:table-cell>
          <table:table-cell table:formula="of:=101.214333333333/[.G5]" office:value-type="float" office:value="3.78305342370178" calcext:value-type="float">
            <text:p>3.78305342370178</text:p>
          </table:table-cell>
          <table:table-cell table:formula="of:=216.835666666666/[.H5]" office:value-type="float" office:value="3.60375717419726" calcext:value-type="float">
            <text:p>3.60375717419726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21.4973333333333/[.B6]" office:value-type="float" office:value="5.76748345555357" calcext:value-type="float">
            <text:p>5.76748345555357</text:p>
          </table:table-cell>
          <table:table-cell/>
          <table:table-cell table:formula="of:=96.5013333333333/[.D6]" office:value-type="float" office:value="4.23158664035665" calcext:value-type="float">
            <text:p>4.23158664035665</text:p>
          </table:table-cell>
          <table:table-cell table:formula="of:=26.605/[.E6]" office:value-type="string" office:string-value="" calcext:value-type="error">
            <text:p>#DIV/0!</text:p>
          </table:table-cell>
          <table:table-cell table:formula="of:=28.0203333333333/[.F6]" office:value-type="float" office:value="3.1168335187245" calcext:value-type="float">
            <text:p>3.1168335187245</text:p>
          </table:table-cell>
          <table:table-cell table:formula="of:=101.214333333333/[.G6]" office:value-type="float" office:value="7.28387746779573" calcext:value-type="float">
            <text:p>7.28387746779573</text:p>
          </table:table-cell>
          <table:table-cell table:formula="of:=216.835666666666/[.H6]" office:value-type="float" office:value="5.88294822518651" calcext:value-type="float">
            <text:p>5.88294822518651</text:p>
          </table:table-cell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bort" table:style-name="ta7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1005" table:default-cell-style-name="Default"/>
        <table:table-row table:style-name="ro2">
          <table:table-cell/>
          <table:table-cell office:value-type="string" calcext:value-type="string">
            <text:p>blackscholes</text:p>
          </table:table-cell>
          <table:table-cell table:number-columns-repeated="2"/>
          <table:table-cell office:value-type="string" calcext:value-type="string">
            <text:p>bodytrack</text:p>
          </table:table-cell>
          <table:table-cell table:number-columns-repeated="2"/>
          <table:table-cell office:value-type="string" calcext:value-type="string">
            <text:p>facesim</text:p>
          </table:table-cell>
          <table:table-cell table:number-columns-repeated="2"/>
          <table:table-cell office:value-type="string" calcext:value-type="string">
            <text:p>fluidanimate</text:p>
          </table:table-cell>
          <table:table-cell table:number-columns-repeated="2"/>
          <table:table-cell office:value-type="string" calcext:value-type="string">
            <text:p>swaptions</text:p>
          </table:table-cell>
          <table:table-cell table:number-columns-repeated="2"/>
          <table:table-cell office:value-type="string" calcext:value-type="string">
            <text:p>x264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abort count</text:p>
          </table:table-cell>
          <table:table-cell office:value-type="string" calcext:value-type="string">
            <text:p>ll count</text:p>
          </table:table-cell>
          <table:table-cell office:value-type="string" calcext:value-type="string">
            <text:p>abort rate</text:p>
          </table:table-cell>
          <table:table-cell office:value-type="string" calcext:value-type="string">
            <text:p>abort count</text:p>
          </table:table-cell>
          <table:table-cell office:value-type="string" calcext:value-type="string">
            <text:p>ll count</text:p>
          </table:table-cell>
          <table:table-cell office:value-type="string" calcext:value-type="string">
            <text:p>abort rate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abort rate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abort rate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abort rate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abort rate</text:p>
          </table:table-cell>
          <table:table-cell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.3333333333333" calcext:value-type="float">
            <text:p>55.3333333333333</text:p>
          </table:table-cell>
          <table:table-cell office:value-type="float" office:value="262996" calcext:value-type="float">
            <text:p>262996</text:p>
          </table:table-cell>
          <table:table-cell table:formula="of:=[.B3]/[.C3]" office:value-type="float" office:value="0.000210396102348832" calcext:value-type="float">
            <text:p>0.000210396102349</text:p>
          </table:table-cell>
          <table:table-cell office:value-type="float" office:value="221.666666666667" calcext:value-type="float">
            <text:p>221.666666666667</text:p>
          </table:table-cell>
          <table:table-cell office:value-type="float" office:value="185032.666666667" calcext:value-type="float">
            <text:p>185032.666666667</text:p>
          </table:table-cell>
          <table:table-cell table:formula="of:=[.E3]/[.F3]" office:value-type="float" office:value="0.00119798666181467" calcext:value-type="float">
            <text:p>0.001197986661815</text:p>
          </table:table-cell>
          <table:table-cell office:value-type="float" office:value="3985" calcext:value-type="float">
            <text:p>3985</text:p>
          </table:table-cell>
          <table:table-cell office:value-type="float" office:value="21554204" calcext:value-type="float">
            <text:p>21554204</text:p>
          </table:table-cell>
          <table:table-cell table:formula="of:=[.H3]/[.I3]" office:value-type="float" office:value="0.000184882726358162" calcext:value-type="float">
            <text:p>0.000184882726358</text:p>
          </table:table-cell>
          <table:table-cell office:value-type="float" office:value="98" calcext:value-type="float">
            <text:p>98</text:p>
          </table:table-cell>
          <table:table-cell office:value-type="float" office:value="545115" calcext:value-type="float">
            <text:p>545115</text:p>
          </table:table-cell>
          <table:table-cell table:formula="of:=[.K3]/[.L3]" office:value-type="float" office:value="0.00017977857883199" calcext:value-type="float">
            <text:p>0.000179778578832</text:p>
          </table:table-cell>
          <table:table-cell office:value-type="float" office:value="114" calcext:value-type="float">
            <text:p>114</text:p>
          </table:table-cell>
          <table:table-cell office:value-type="float" office:value="5767693" calcext:value-type="float">
            <text:p>5767693</text:p>
          </table:table-cell>
          <table:table-cell table:formula="of:=[.N3]/[.O3]" office:value-type="float" office:value="0.0000197652683663988" calcext:value-type="float">
            <text:p>1.97652683663988E-05</text:p>
          </table:table-cell>
          <table:table-cell office:value-type="float" office:value="98" calcext:value-type="float">
            <text:p>98</text:p>
          </table:table-cell>
          <table:table-cell office:value-type="float" office:value="54364" calcext:value-type="float">
            <text:p>54364</text:p>
          </table:table-cell>
          <table:table-cell table:formula="of:=[.Q3]/[.R3]" office:value-type="float" office:value="0.00180266352733427" calcext:value-type="float">
            <text:p>0.001802663527334</text:p>
          </table:table-cell>
          <table:table-cell table:number-columns-repeated="100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1.3333333333333" calcext:value-type="float">
            <text:p>61.3333333333333</text:p>
          </table:table-cell>
          <table:table-cell office:value-type="float" office:value="263014" calcext:value-type="float">
            <text:p>263014</text:p>
          </table:table-cell>
          <table:table-cell table:formula="of:=[.B4]/[.C4]" office:value-type="float" office:value="0.000233194177242783" calcext:value-type="float">
            <text:p>0.000233194177243</text:p>
          </table:table-cell>
          <table:table-cell office:value-type="float" office:value="210.333333333333" calcext:value-type="float">
            <text:p>210.333333333333</text:p>
          </table:table-cell>
          <table:table-cell office:value-type="float" office:value="187146" calcext:value-type="float">
            <text:p>187146</text:p>
          </table:table-cell>
          <table:table-cell table:formula="of:=[.E4]/[.F4]" office:value-type="float" office:value="0.00112389970041216" calcext:value-type="float">
            <text:p>0.001123899700412</text:p>
          </table:table-cell>
          <table:table-cell office:value-type="float" office:value="2712.33333333333" calcext:value-type="float">
            <text:p>2712.33333333333</text:p>
          </table:table-cell>
          <table:table-cell office:value-type="float" office:value="21621320.3333333" calcext:value-type="float">
            <text:p>21621320.3333333</text:p>
          </table:table-cell>
          <table:table-cell table:formula="of:=[.H4]/[.I4]" office:value-type="float" office:value="0.000125447164720637" calcext:value-type="float">
            <text:p>0.000125447164721</text:p>
          </table:table-cell>
          <table:table-cell office:value-type="float" office:value="997.333333333333" calcext:value-type="float">
            <text:p>997.333333333333</text:p>
          </table:table-cell>
          <table:table-cell office:value-type="float" office:value="5031492" calcext:value-type="float">
            <text:p>5031492</text:p>
          </table:table-cell>
          <table:table-cell table:formula="of:=[.K4]/[.L4]" office:value-type="float" office:value="0.000198218209098481" calcext:value-type="float">
            <text:p>0.000198218209098</text:p>
          </table:table-cell>
          <table:table-cell office:value-type="float" office:value="138" calcext:value-type="float">
            <text:p>138</text:p>
          </table:table-cell>
          <table:table-cell office:value-type="float" office:value="5712718" calcext:value-type="float">
            <text:p>5712718</text:p>
          </table:table-cell>
          <table:table-cell table:formula="of:=[.N4]/[.O4]" office:value-type="float" office:value="0.0000241566273707192" calcext:value-type="float">
            <text:p>2.41566273707192E-05</text:p>
          </table:table-cell>
          <table:table-cell office:value-type="float" office:value="856.666666666667" calcext:value-type="float">
            <text:p>856.666666666667</text:p>
          </table:table-cell>
          <table:table-cell office:value-type="float" office:value="101088.666666667" calcext:value-type="float">
            <text:p>101088.666666667</text:p>
          </table:table-cell>
          <table:table-cell table:formula="of:=[.Q4]/[.R4]" office:value-type="float" office:value="0.00847440860498704" calcext:value-type="float">
            <text:p>0.008474408604987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63050" calcext:value-type="float">
            <text:p>263050</text:p>
          </table:table-cell>
          <table:table-cell table:formula="of:=[.B5]/[.C5]" office:value-type="float" office:value="0.000231895076981562" calcext:value-type="float">
            <text:p>0.000231895076982</text:p>
          </table:table-cell>
          <table:table-cell office:value-type="float" office:value="439.666666666667" calcext:value-type="float">
            <text:p>439.666666666667</text:p>
          </table:table-cell>
          <table:table-cell office:value-type="float" office:value="191738.666666667" calcext:value-type="float">
            <text:p>191738.666666667</text:p>
          </table:table-cell>
          <table:table-cell table:formula="of:=[.E5]/[.F5]" office:value-type="float" office:value="0.00229305165363968" calcext:value-type="float">
            <text:p>0.00229305165364</text:p>
          </table:table-cell>
          <table:table-cell office:value-type="float" office:value="2074.33333333333" calcext:value-type="float">
            <text:p>2074.33333333333</text:p>
          </table:table-cell>
          <table:table-cell office:value-type="float" office:value="21682461.3333333" calcext:value-type="float">
            <text:p>21682461.3333333</text:p>
          </table:table-cell>
          <table:table-cell table:formula="of:=[.H5]/[.I5]" office:value-type="float" office:value="0.000095668720513034" calcext:value-type="float">
            <text:p>9.5668720513034E-05</text:p>
          </table:table-cell>
          <table:table-cell office:value-type="float" office:value="703" calcext:value-type="float">
            <text:p>703</text:p>
          </table:table-cell>
          <table:table-cell office:value-type="float" office:value="9350230" calcext:value-type="float">
            <text:p>9350230</text:p>
          </table:table-cell>
          <table:table-cell table:formula="of:=[.K5]/[.L5]" office:value-type="float" office:value="0.0000751853162970323" calcext:value-type="float">
            <text:p>7.51853162970323E-05</text:p>
          </table:table-cell>
          <table:table-cell office:value-type="float" office:value="153.666666666667" calcext:value-type="float">
            <text:p>153.666666666667</text:p>
          </table:table-cell>
          <table:table-cell office:value-type="float" office:value="5850268" calcext:value-type="float">
            <text:p>5850268</text:p>
          </table:table-cell>
          <table:table-cell table:formula="of:=[.N5]/[.O5]" office:value-type="float" office:value="0.0000262666029430902" calcext:value-type="float">
            <text:p>2.62666029430902E-05</text:p>
          </table:table-cell>
          <table:table-cell office:value-type="float" office:value="655.333333333333" calcext:value-type="float">
            <text:p>655.333333333333</text:p>
          </table:table-cell>
          <table:table-cell office:value-type="float" office:value="104242" calcext:value-type="float">
            <text:p>104242</text:p>
          </table:table-cell>
          <table:table-cell table:formula="of:=[.Q5]/[.R5]" office:value-type="float" office:value="0.00628665349219445" calcext:value-type="float">
            <text:p>0.006286653492194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1.333333" calcext:value-type="float">
            <text:p>61.333333</text:p>
          </table:table-cell>
          <table:table-cell office:value-type="float" office:value="263117" calcext:value-type="float">
            <text:p>263117</text:p>
          </table:table-cell>
          <table:table-cell table:formula="of:=[.B6]/[.C6]" office:value-type="float" office:value="0.000233102889589042" calcext:value-type="float">
            <text:p>0.000233102889589</text:p>
          </table:table-cell>
          <table:table-cell table:number-columns-repeated="3"/>
          <table:table-cell office:value-type="float" office:value="1910" calcext:value-type="float">
            <text:p>1910</text:p>
          </table:table-cell>
          <table:table-cell office:value-type="float" office:value="21729018" calcext:value-type="float">
            <text:p>21729018</text:p>
          </table:table-cell>
          <table:table-cell table:formula="of:=[.H6]/[.I6]" office:value-type="float" office:value="0.000087900889032353" calcext:value-type="float">
            <text:p>8.7900889032353E-05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6070374" calcext:value-type="float">
            <text:p>6070374</text:p>
          </table:table-cell>
          <table:table-cell table:formula="of:=[.N6]/[.O6]" office:value-type="float" office:value="0.0000248749088606402" calcext:value-type="float">
            <text:p>2.48749088606402E-05</text:p>
          </table:table-cell>
          <table:table-cell office:value-type="float" office:value="492" calcext:value-type="float">
            <text:p>492</text:p>
          </table:table-cell>
          <table:table-cell office:value-type="float" office:value="116546" calcext:value-type="float">
            <text:p>116546</text:p>
          </table:table-cell>
          <table:table-cell table:formula="of:=[.Q6]/[.R6]" office:value-type="float" office:value="0.00422150910370154" calcext:value-type="float">
            <text:p>0.004221509103702</text:p>
          </table:table-cell>
          <table:table-cell table:number-columns-repeated="1005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￥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_20_Speedup" style:display-name="PageStyle_All Speed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ST" style:display-name="PageStyle_H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emu4.2" style:display-name="PageStyle_qemu4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ST" style:display-name="PageStyle_P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co-ST" style:display-name="PageStyle_pico-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TM" style:display-name="PageStyle_HT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ort" style:display-name="PageStyle_ab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z</meta:initial-creator>
    <meta:creation-date>2020-07-15T13:03:00</meta:creation-date>
    <dc:date>2020-07-16T18:05:05.714490089</dc:date>
    <meta:generator>LibreOffice/6.0.7.3$Linux_X86_64 LibreOffice_project/00m0$Build-3</meta:generator>
    <meta:editing-duration>PT6M11S</meta:editing-duration>
    <meta:editing-cycles>2</meta:editing-cycles>
    <meta:document-statistic meta:table-count="7" meta:cell-count="734" meta:object-count="0"/>
    <meta:user-defined meta:name="KSOProductBuildVer">1033-11.1.0.9522</meta:user-defined>
  </office:meta>
</office:document-meta>
</file>